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0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7.064cm" svg:x="1.119cm" svg:y="3.413cm">
          <text:p text:style-name="P1">Linux</text:p>
          <text:p text:style-name="P1">Apache<text:line-break/>PHP<text:line-break/>Git<text:line-break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16.872cm" svg:height="0.692cm" svg:x="5.681cm" svg:y="2.524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1">REST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6.795cm" svg:height="1.33cm" svg:x="3.413cm" svg:y="4.821cm">
          <text:p text:style-name="P1">Data validation API<text:line-break/>unta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5.301cm" svg:height="1.959cm" svg:x="13.402cm" svg:y="11.163cm">
          <text:p text:style-name="P1"><text:s/>IR API<text:line-break/>Identity <text:line-break/>reconcili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6.25cm" svg:height="0.822cm" svg:x="3.54cm" svg:y="6.987cm">
          <text:p text:style-name="P1">Work flow engine 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.81cm" svg:y1="6.151cm" svg:x2="6.665cm" svg:y2="6.987cm" draw:start-shape="id1" draw:start-glue-point="2" draw:end-shape="id2" svg:d="M6810 6151l-145 836" svg:viewBox="0 0 146 837">
          <text:p/>
        </draw:connector>
        <draw:custom-shape draw:style-name="gr5" draw:text-style-name="P1" xml:id="id7" draw:id="id7" draw:layer="layout" svg:width="3.302cm" svg:height="16.577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1">PostgreSQL<text:line-break/><text:line-break/>CPF data<text:line-break/>user data<text:line-break/>meta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5.344cm" svg:height="1.151cm" svg:x="13.38cm" svg:y="13.84cm">
          <text:p text:style-name="P1">Controlled <text:line-break/>vocabulary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2" draw:id="id12" draw:layer="layout" svg:width="3.693cm" svg:height="1.15cm" svg:x="7.213cm" svg:y="17.503cm">
          <text:p text:style-name="P1">Name <text:line-break/>string pars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5.344cm" svg:height="1.151cm" svg:x="13.38cm" svg:y="15.759cm">
          <text:p text:style-name="P1">SQL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1" draw:id="id11" draw:layer="layout" svg:width="3.566cm" svg:height="1.151cm" svg:x="3.403cm" svg:y="19.026cm">
          <text:p text:style-name="P1">Date string<text:line-break/>pars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5" draw:id="id5" draw:layer="layout" svg:width="5.344cm" svg:height="1.151cm" svg:x="12.512cm" svg:y="8.693cm">
          <draw:glue-point draw:id="4" svg:x="-3.843cm" svg:y="-4.361cm"/>
          <text:p text:style-name="P1">Reporting too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1">Application API<text:line-break/> <text:line-break/>CPF data editing<text:line-break/>HTML templating<text:line-break/>Data serialization</text:p>
          <text:p text:style-name="P1">Data exports<text:line-break/>Dashboard<text:line-break/>User session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5.344cm" svg:height="1.151cm" svg:x="13.363cm" svg:y="4.456cm">
          <text:p text:style-name="P1">History Search Tool 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4" draw:text-style-name="P1" draw:layer="layout" draw:type="line" svg:x1="9.79cm" svg:y1="7.398cm" svg:x2="13.363cm" svg:y2="5.031cm" draw:start-shape="id2" draw:start-glue-point="1" draw:end-shape="id4" draw:end-glue-point="3" svg:d="M9790 7398l3573-2367" svg:viewBox="0 0 3574 2368">
          <text:p/>
        </draw:connector>
        <draw:connector draw:style-name="gr4" draw:text-style-name="P1" draw:layer="layout" draw:type="line" svg:x1="9.79cm" svg:y1="7.399cm" svg:x2="12.512cm" svg:y2="9.268cm" draw:end-shape="id5" draw:end-glue-point="3" svg:d="M9790 7399l2722 1869" svg:viewBox="0 0 2723 1870">
          <text:p/>
        </draw:connector>
        <draw:connector draw:style-name="gr8" draw:text-style-name="P1" draw:layer="layout" draw:type="line" svg:x1="16.035cm" svg:y1="5.607cm" svg:x2="16.795cm" svg:y2="6.896cm" draw:start-shape="id4" draw:end-shape="id6" svg:d="M16035 5607l760 1289" svg:viewBox="0 0 761 1290">
          <text:p/>
        </draw:connector>
        <draw:connector draw:style-name="gr8" draw:text-style-name="P1" draw:layer="layout" draw:type="line" svg:x1="17.856cm" svg:y1="9.268cm" svg:x2="22.559cm" svg:y2="8.714cm" draw:start-shape="id5" draw:start-glue-point="1" draw:end-shape="id7" draw:end-glue-point="5" svg:d="M17856 9268l4703-554" svg:viewBox="0 0 4704 555">
          <text:p/>
        </draw:connector>
        <draw:connector draw:style-name="gr8" draw:text-style-name="P1" draw:layer="layout" draw:type="line" svg:x1="18.703cm" svg:y1="12.142cm" svg:x2="22.558cm" svg:y2="10.491cm" draw:start-shape="id8" draw:start-glue-point="1" draw:end-shape="id7" draw:end-glue-point="7" svg:d="M18703 12142l3855-1651" svg:viewBox="0 0 3856 1652">
          <text:p/>
        </draw:connector>
        <draw:connector draw:style-name="gr8" draw:text-style-name="P1" draw:layer="layout" draw:type="line" svg:x1="18.724cm" svg:y1="14.415cm" svg:x2="22.558cm" svg:y2="12.047cm" draw:start-shape="id9" draw:start-glue-point="1" draw:end-shape="id7" draw:end-glue-point="3" svg:d="M18724 14415l3834-2368" svg:viewBox="0 0 3835 2369">
          <text:p/>
        </draw:connector>
        <draw:connector draw:style-name="gr8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8" draw:text-style-name="P1" draw:layer="layout" draw:type="line" svg:x1="18.724cm" svg:y1="16.334cm" svg:x2="22.558cm" svg:y2="13.537cm" draw:start-shape="id10" draw:start-glue-point="1" draw:end-shape="id7" draw:end-glue-point="8" svg:d="M18724 16334l3834-2797" svg:viewBox="0 0 3835 2798">
          <text:p/>
        </draw:connector>
        <draw:connector draw:style-name="gr8" draw:text-style-name="P1" draw:layer="layout" draw:type="line" svg:x1="6.964cm" svg:y1="16.339cm" svg:x2="5.186cm" svg:y2="19.026cm" draw:start-shape="id3" draw:start-glue-point="2" draw:end-shape="id11" draw:end-glue-point="0" svg:d="M6964 16339l-1778 2687" svg:viewBox="0 0 1779 2688">
          <text:p/>
        </draw:connector>
        <draw:connector draw:style-name="gr8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8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8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6" draw:text-style-name="P1" xml:id="id6" draw:id="id6" draw:layer="layout" svg:width="4.061cm" svg:height="0.748cm" svg:x="14.765cm" svg:y="6.896cm">
          <text:p text:style-name="P1">Elastic Sear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22.559cm" svg:y1="5.919cm" svg:x2="18.826cm" svg:y2="7.27cm" draw:start-shape="id7" draw:start-glue-point="4" draw:end-shape="id6" draw:end-glue-point="1" svg:d="M22559 5919c-2800 0-934 1351-3733 1351" svg:viewBox="0 0 3734 1352">
          <text:p/>
        </draw:connector>
        <draw:connector draw:style-name="gr4" draw:text-style-name="P1" draw:layer="layout" draw:type="line" svg:x1="7.06cm" svg:y1="3.216cm" svg:x2="6.81cm" svg:y2="4.821cm" draw:start-shape="id13" draw:start-glue-point="4" draw:end-shape="id1" draw:end-glue-point="0" svg:d="M7060 3216l-250 1605" svg:viewBox="0 0 251 1606">
          <text:p/>
        </draw:connector>
        <draw:connector draw:style-name="gr4" draw:text-style-name="P1" draw:layer="layout" draw:type="line" svg:x1="16.035cm" svg:y1="4.456cm" svg:x2="14.931cm" svg:y2="3.216cm" draw:start-shape="id4" draw:start-glue-point="0" draw:end-shape="id13" draw:end-glue-point="9" svg:d="M16035 4456l-1104-1240" svg:viewBox="0 0 1105 1241">
          <text:p/>
        </draw:connector>
        <draw:connector draw:style-name="gr4" draw:text-style-name="P1" draw:layer="layout" draw:type="curve" svg:x1="13.131cm" svg:y1="8.767cm" svg:x2="12.521cm" svg:y2="3.216cm" draw:start-shape="id5" draw:start-glue-point="4" draw:end-shape="id13" draw:end-glue-point="6" svg:d="M13131 8767c0-4219-610-1444-610-5551" svg:viewBox="0 0 611 5552">
          <text:p/>
        </draw:connector>
        <draw:connector draw:style-name="gr4" draw:text-style-name="P1" draw:layer="layout" draw:type="curve" svg:x1="9.636cm" svg:y1="10.371cm" svg:x2="10.743cm" svg:y2="3.216cm" draw:start-shape="id3" draw:start-glue-point="4" draw:end-shape="id13" draw:end-glue-point="5" svg:d="M9636 10371c738 0 1107-2385 1107-7155" svg:viewBox="0 0 1108 7156">
          <text:p/>
        </draw:connector>
        <draw:custom-shape draw:style-name="gr10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1">User/web brows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11.012cm" svg:y1="1.761cm" svg:x2="14.117cm" svg:y2="2.524cm" draw:start-shape="id14" draw:start-glue-point="6" draw:end-shape="id13" draw:end-glue-point="0" svg:d="M11012 1761c0 573 3105 192 3105 763" svg:viewBox="0 0 3106 764">
          <text:p/>
        </draw:connector>
        <draw:custom-shape draw:style-name="gr3" draw:text-style-name="P1" xml:id="id15" draw:id="id15" draw:layer="layout" svg:width="5.344cm" svg:height="1.151cm" svg:x="13.38cm" svg:y="17.702cm">
          <text:p text:style-name="P1">Authoriz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8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3T17:25:25.870846000</dc:date>
    <meta:editing-duration>PT1H1M13S</meta:editing-duration>
    <meta:editing-cycles>13</meta:editing-cycles>
    <meta:generator>LibreOffice/4.2.6.3$MacOSX_x86 LibreOffice_project/3fd416d4c6db7d3204c17ce57a1d70f6e531ee21</meta:generator>
    <meta:document-statistic meta:object-count="39"/>
  </office:meta>
</office:document-meta>
</file>